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603cm"/>
    </style:style>
    <style:style style:name="co2" style:family="table-column">
      <style:table-column-properties fo:break-before="auto" style:column-width="5.893cm"/>
    </style:style>
    <style:style style:name="co3" style:family="table-column">
      <style:table-column-properties fo:break-before="auto" style:column-width="7.488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7.033cm"/>
    </style:style>
    <style:style style:name="co6" style:family="table-column">
      <style:table-column-properties fo:break-before="auto" style:column-width="3.681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3.224cm"/>
    </style:style>
    <style:style style:name="co9" style:family="table-column">
      <style:table-column-properties fo:break-before="auto" style:column-width="2.866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6.285cm"/>
    </style:style>
    <style:style style:name="co12" style:family="table-column">
      <style:table-column-properties fo:break-before="auto" style:column-width="2.118cm"/>
    </style:style>
    <style:style style:name="co1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16.6cm"/>
    </style:style>
    <style:style style:name="co15" style:family="table-column">
      <style:table-column-properties fo:break-before="auto" style:column-width="61.867cm"/>
    </style:style>
    <style:style style:name="co16" style:family="table-column">
      <style:table-column-properties fo:break-before="auto" style:column-width="19.073cm"/>
    </style:style>
    <style:style style:name="co17" style:family="table-column">
      <style:table-column-properties fo:break-before="auto" style:column-width="7.228cm"/>
    </style:style>
    <style:style style:name="co18" style:family="table-column">
      <style:table-column-properties fo:break-before="auto" style:column-width="2.249cm"/>
    </style:style>
    <style:style style:name="co19" style:family="table-column">
      <style:table-column-properties fo:break-before="auto" style:column-width="5.503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2.932cm"/>
    </style:style>
    <style:style style:name="co22" style:family="table-column">
      <style:table-column-properties fo:break-before="auto" style:column-width="2.477cm"/>
    </style:style>
    <style:style style:name="co23" style:family="table-column">
      <style:table-column-properties fo:break-before="auto" style:column-width="2.672cm"/>
    </style:style>
    <style:style style:name="co24" style:family="table-column">
      <style:table-column-properties fo:break-before="auto" style:column-width="10.319cm"/>
    </style:style>
    <style:style style:name="co25" style:family="table-column">
      <style:table-column-properties fo:break-before="auto" style:column-width="5.046cm"/>
    </style:style>
    <style:style style:name="co26" style:family="table-column">
      <style:table-column-properties fo:break-before="auto" style:column-width="5.731cm"/>
    </style:style>
    <style:style style:name="co27" style:family="table-column">
      <style:table-column-properties fo:break-before="auto" style:column-width="8.789cm"/>
    </style:style>
    <style:style style:name="co28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name-asian="DejaVu Sans" style:font-size-asian="10pt" style:font-name-complex="DejaVu Sans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number-columns-repeated="995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ategory_name</text:p>
          </table:table-cell>
          <table:table-cell table:style-name="ce1" office:value-type="string">
            <text:p>alternative_names</text:p>
          </table:table-cell>
          <table:table-cell table:style-name="ce1" office:value-type="string">
            <text:p>name_en</text:p>
          </table:table-cell>
          <table:table-cell table:style-name="ce1" office:value-type="string">
            <text:p>milk_source</text:p>
          </table:table-cell>
          <table:table-cell table:style-name="ce1" office:value-type="string">
            <text:p>milk_type</text:p>
          </table:table-cell>
          <table:table-cell table:style-name="ce1" office:value-type="string">
            <text:p>curd</text:p>
          </table:table-cell>
          <table:table-cell table:style-name="ce1" office:value-type="string">
            <text:p>pasteurized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aging</text:p>
          </table:table-cell>
          <table:table-cell table:style-name="ce1" office:value-type="string">
            <text:p>geographical_indication</text:p>
          </table:table-cell>
          <table:table-cell table:style-name="ce1" office:value-type="string">
            <text:p>dbpedia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province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similar</text:p>
          </table:table-cell>
          <table:table-cell table:style-name="ce1" office:value-type="string">
            <text:p>use</text:p>
          </table:table-cell>
          <table:table-cell table:style-name="ce1" office:value-type="string">
            <text:p>rind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diameter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cookipedia</text:p>
          </table:table-cell>
          <table:table-cell table:style-name="ce1" office:value-type="string">
            <text:p>bbc</text:p>
          </table:table-cell>
          <table:table-cell table:style-name="ce1" office:value-type="string">
            <text:p>similar_cheeses</text:p>
          </table:table-cell>
          <table:table-cell table:style-name="ce1" office:value-type="string">
            <text:p>wine</text:p>
          </table:table-cell>
          <table:table-cell table:style-name="ce1" table:number-columns-repeated="994"/>
          <table:table-cell/>
        </table:table-row>
        <table:table-row table:style-name="ro1">
          <table:table-cell office:value-type="string">
            <text:p>Asiago d'Allev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24 months</text:p>
          </table:table-cell>
          <table:table-cell office:value-type="string">
            <text:p>PDO</text:p>
          </table:table-cell>
          <table:table-cell office:value-type="string">
            <text:p>Asiago_cheese</text:p>
          </table:table-cell>
          <table:table-cell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Padova, Treviso, Vicenza, Tren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table, grating</text:p>
          </table:table-cell>
          <table:table-cell table:number-columns-repeated="5"/>
          <table:table-cell office:value-type="string">
            <text:p>Asiago_d'allevo_cheese</text:p>
          </table:table-cell>
          <table:table-cell table:number-columns-repeated="998"/>
        </table:table-row>
        <table:table-row table:style-name="ro1">
          <table:table-cell office:value-type="string">
            <text:p>Asiago Pressa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0-30 days</text:p>
          </table:table-cell>
          <table:table-cell office:value-type="string">
            <text:p>PDO</text:p>
          </table:table-cell>
          <table:table-cell office:value-type="string">
            <text:p>Asiago_cheese</text:p>
          </table:table-cell>
          <table:table-cell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Vicenza, Tren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table</text:p>
          </table:table-cell>
          <table:table-cell office:value-type="string">
            <text:p>natural</text:p>
          </table:table-cell>
          <table:table-cell table:number-columns-repeated="4"/>
          <table:table-cell office:value-type="string">
            <text:p>Asiago_pressato_cheese</text:p>
          </table:table-cell>
          <table:table-cell table:number-columns-repeated="2"/>
          <table:table-cell office:value-type="string">
            <text:p>Lugana Superiore Campo Sera</text:p>
          </table:table-cell>
          <table:table-cell table:number-columns-repeated="995"/>
        </table:table-row>
        <table:table-row table:style-name="ro1">
          <table:table-cell office:value-type="string">
            <text:p>Asiago Mezzano</text:p>
          </table:table-cell>
          <table:table-cell office:value-type="string">
            <text:p>Asiago d'Allevo, Asiago</text:p>
          </table:table-cell>
          <table:table-cell office:value-type="string">
            <text:p>Asiago d'Allevo (Mezzano)</text:p>
          </table:table-cell>
          <table:table-cell/>
          <table:table-cell office:value-type="string">
            <text:p>cow</text:p>
          </table:table-cell>
          <table:table-cell office:value-type="string">
            <text:p>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3-8 months</text:p>
          </table:table-cell>
          <table:table-cell office:value-type="string">
            <text:p>PDO</text:p>
          </table:table-cell>
          <table:table-cell office:value-type="string">
            <text:p>Asiago_cheese</text:p>
          </table:table-cell>
          <table:table-cell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Vicenza, Tren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table</text:p>
          </table:table-cell>
          <table:table-cell office:value-type="string">
            <text:p>rubbed</text:p>
          </table:table-cell>
          <table:table-cell table:number-columns-repeated="4"/>
          <table:table-cell office:value-type="string">
            <text:p>Asiago_d'allevo_cheese</text:p>
          </table:table-cell>
          <table:table-cell table:number-columns-repeated="2"/>
          <table:table-cell office:value-type="string">
            <text:p>Valtellina Superiore</text:p>
          </table:table-cell>
          <table:table-cell table:number-columns-repeated="995"/>
        </table:table-row>
        <table:table-row table:style-name="ro1">
          <table:table-cell office:value-type="string">
            <text:p>Bettelmatt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min 2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Novara</text:p>
          </table:table-cell>
          <table:table-cell office:value-type="string">
            <text:p>Formazza</text:p>
          </table:table-cell>
          <table:table-cell office:value-type="string">
            <text:p>Val Formazza, Val d'Ossola</text:p>
          </table:table-cell>
          <table:table-cell office:value-type="string">
            <text:p>Gruyere</text:p>
          </table:table-cell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5-7 kg</text:p>
          </table:table-cell>
          <table:table-cell office:value-type="string">
            <text:p>10-15 cm</text:p>
          </table:table-cell>
          <table:table-cell office:value-type="string">
            <text:p>Bettelmatt_cheese</text:p>
          </table:table-cell>
          <table:table-cell/>
          <table:table-cell office:value-type="string">
            <text:p>Tomme de Savoie</text:p>
          </table:table-cell>
          <table:table-cell office:value-type="string">
            <text:p>Chignin Bergeronelle</text:p>
          </table:table-cell>
          <table:table-cell table:number-columns-repeated="995"/>
        </table:table-row>
        <table:table-row table:style-name="ro1">
          <table:table-cell office:value-type="string">
            <text:p>Bitto</text:p>
          </table:table-cell>
          <table:table-cell table:number-columns-repeated="3"/>
          <table:table-cell office:value-type="string">
            <text:p>cow 80%,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70 days, up to 10 years</text:p>
          </table:table-cell>
          <table:table-cell office:value-type="string">
            <text:p>PDO</text:p>
          </table:table-cell>
          <table:table-cell office:value-type="string">
            <text:p>Bitto</text:p>
          </table:table-cell>
          <table:table-cell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Sondrio</text:p>
          </table:table-cell>
          <table:table-cell office:value-type="string">
            <text:p>Averara, Carona, Cusio, Foppolo, Mezzoldo, Piazzatore, Santa Brigida, Valleve</text:p>
          </table:table-cell>
          <table:table-cell office:value-type="string">
            <text:p>Valtellina</text:p>
          </table:table-cell>
          <table:table-cell/>
          <table:table-cell office:value-type="string">
            <text:p>table, cooking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50 cm</text:p>
          </table:table-cell>
          <table:table-cell office:value-type="string">
            <text:p>8-25 kg</text:p>
          </table:table-cell>
          <table:table-cell office:value-type="string">
            <text:p>8-10 cm</text:p>
          </table:table-cell>
          <table:table-cell office:value-type="string">
            <text:p>Bitto_Valtellina_cheese</text:p>
          </table:table-cell>
          <table:table-cell table:number-columns-repeated="2"/>
          <table:table-cell office:value-type="string">
            <text:p>Amarone Della Valpolicella Classico</text:p>
          </table:table-cell>
          <table:table-cell table:number-columns-repeated="995"/>
        </table:table-row>
        <table:table-row table:style-name="ro1">
          <table:table-cell table:number-columns-repeated="2"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table:style-name="ce3"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 office:value-type="string">
            <text:p>Bra</text:p>
          </table:table-cell>
          <table:table-cell office:value-type="string">
            <text:p>Villafranca Piemonte</text:p>
          </table:table-cell>
          <table:table-cell/>
          <table:table-cell office:value-type="string">
            <text:p>table, melting</text:p>
          </table:table-cell>
          <table:table-cell office:value-type="string">
            <text:p>natural</text:p>
          </table:table-cell>
          <table:table-cell table:number-columns-repeated="4"/>
          <table:table-cell office:value-type="string">
            <text:p>Bra_cheese</text:p>
          </table:table-cell>
          <table:table-cell table:number-columns-repeated="998"/>
        </table:table-row>
        <table:table-row table:style-name="ro1">
          <table:table-cell office:value-type="string">
            <text:p>Bra d'Alpeggi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table:style-name="ce3"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998"/>
        </table:table-row>
        <table:table-row table:style-name="ro1">
          <table:table-cell office:value-type="string">
            <text:p>Bra Tener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, goat, 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/>
          <table:table-cell office:value-type="string">
            <text:p>PDO</text:p>
          </table:table-cell>
          <table:table-cell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/>
          <table:table-cell office:value-type="string">
            <text:p>Villafranca Piemonte</text:p>
          </table:table-cell>
          <table:table-cell/>
          <table:table-cell office:value-type="string">
            <text:p>table</text:p>
          </table:table-cell>
          <table:table-cell office:value-type="string">
            <text:p>washed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2"/>
          <table:table-cell office:value-type="string">
            <text:p>Pinot Nero</text:p>
          </table:table-cell>
          <table:table-cell table:number-columns-repeated="995"/>
        </table:table-row>
        <table:table-row table:style-name="ro1">
          <table:table-cell office:value-type="string">
            <text:p>Bra Dur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table:number-columns-repeated="2"/>
          <table:table-cell office:value-type="string">
            <text:p>PDO</text:p>
          </table:table-cell>
          <table:table-cell office:value-type="string">
            <text:p>Bra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/>
          <table:table-cell office:value-type="string">
            <text:p>Villafranca Piemonte</text:p>
          </table:table-cell>
          <table:table-cell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office:value-type="string">
            <text:p>Bra_cheese</text:p>
          </table:table-cell>
          <table:table-cell table:number-columns-repeated="998"/>
        </table:table-row>
        <table:table-row table:style-name="ro1">
          <table:table-cell office:value-type="string">
            <text:p>Bruss</text:p>
          </table:table-cell>
          <table:table-cell/>
          <table:table-cell office:value-type="string">
            <text:p>Bross</text:p>
          </table:table-cell>
          <table:table-cell/>
          <table:table-cell office:value-type="string">
            <text:p>cow, sheep, goat</text:p>
          </table:table-cell>
          <table:table-cell table:number-columns-repeated="3"/>
          <table:table-cell office:value-type="string">
            <text:p>soft</text:p>
          </table:table-cell>
          <table:table-cell office:value-type="string">
            <text:p>7 week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, spread</text:p>
          </table:table-cell>
          <table:table-cell table:number-columns-repeated="5"/>
          <table:table-cell office:value-type="string">
            <text:p>Bros_cheese</text:p>
          </table:table-cell>
          <table:table-cell table:number-columns-repeated="998"/>
        </table:table-row>
        <table:table-row table:style-name="ro1">
          <table:table-cell office:value-type="string">
            <text:p>Caciocavallo Ragusano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Caciocavallo Sil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Caciocavallo_Silano</text:p>
          </table:table-cell>
          <table:table-cell/>
          <table:table-cell office:value-type="string">
            <text:p>Italy</text:p>
          </table:table-cell>
          <table:table-cell office:value-type="string">
            <text:p>Calabria, Campania, Molise, Puglia, Basilicata</text:p>
          </table:table-cell>
          <table:table-cell office:value-type="string">
            <text:p>Crotone, Catanzaro, Cosenza, Avellino, Benevento, Caserta, Napoli, Bari, Taranto, Brindisi, Matera, Potenza</text:p>
          </table:table-cell>
          <table:table-cell table:number-columns-repeated="9"/>
          <table:table-cell office:value-type="string">
            <text:p>Caciocavallo_Silano_cheese</text:p>
          </table:table-cell>
          <table:table-cell table:number-columns-repeated="998"/>
        </table:table-row>
        <table:table-row table:style-name="ro1">
          <table:table-cell office:value-type="string">
            <text:p>Canestrato di Moliterno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Canestrato Puglies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uglia</text:p>
          </table:table-cell>
          <table:table-cell office:value-type="string">
            <text:p>Foggia</text:p>
          </table:table-cell>
          <table:table-cell table:number-columns-repeated="3"/>
          <table:table-cell office:value-type="string">
            <text:p>table, grating</text:p>
          </table:table-cell>
          <table:table-cell table:number-columns-repeated="1004"/>
        </table:table-row>
        <table:table-row table:style-name="ro1">
          <table:table-cell office:value-type="string">
            <text:p>Casatella Trevigian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Treviso</text:p>
          </table:table-cell>
          <table:table-cell table:number-columns-repeated="1008"/>
        </table:table-row>
        <table:table-row table:style-name="ro1">
          <table:table-cell office:value-type="string">
            <text:p>Casciotta d'Urbino</text:p>
          </table:table-cell>
          <table:table-cell table:number-columns-repeated="3"/>
          <table:table-cell office:value-type="string">
            <text:p>sheep 70%, cow 30%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Casciotta_d'Urbino</text:p>
          </table:table-cell>
          <table:table-cell/>
          <table:table-cell office:value-type="string">
            <text:p>Italy</text:p>
          </table:table-cell>
          <table:table-cell office:value-type="string">
            <text:p>Marche</text:p>
          </table:table-cell>
          <table:table-cell office:value-type="string">
            <text:p>Pesaro, Urbino</text:p>
          </table:table-cell>
          <table:table-cell table:number-columns-repeated="9"/>
          <table:table-cell office:value-type="string">
            <text:p>Caciotta_cheese</text:p>
          </table:table-cell>
          <table:table-cell table:number-columns-repeated="998"/>
        </table:table-row>
        <table:table-row table:style-name="ro1">
          <table:table-cell office:value-type="string">
            <text:p>Castelmagno</text:p>
          </table:table-cell>
          <table:table-cell table:number-columns-repeated="3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office:value-type="string">
            <text:p>Castelmagno_(cheese)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office:value-type="string">
            <text:p>Monterosso Grana, Pradleves, Castelmagno</text:p>
          </table:table-cell>
          <table:table-cell table:number-columns-repeated="2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15-25 cm</text:p>
          </table:table-cell>
          <table:table-cell office:value-type="string">
            <text:p>5-7 kg</text:p>
          </table:table-cell>
          <table:table-cell office:value-type="string">
            <text:p>12-20 cm</text:p>
          </table:table-cell>
          <table:table-cell table:number-columns-repeated="3"/>
          <table:table-cell office:value-type="string">
            <text:p>Dolcetto d'Alba Ressia</text:p>
          </table:table-cell>
          <table:table-cell table:number-columns-repeated="995"/>
        </table:table-row>
        <table:table-row table:style-name="ro1">
          <table:table-cell office:value-type="string">
            <text:p>Fiore Sardo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/>
          <table:table-cell office:value-type="string">
            <text:p>2-8 months</text:p>
          </table:table-cell>
          <table:table-cell office:value-type="string">
            <text:p>PDO</text:p>
          </table:table-cell>
          <table:table-cell office:value-type="string">
            <text:p>Fiore_Sardo</text:p>
          </table:table-cell>
          <table:table-cell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Nuoro, Oristano, Sassari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12-25 cm</text:p>
          </table:table-cell>
          <table:table-cell office:value-type="string">
            <text:p>1-5 kg</text:p>
          </table:table-cell>
          <table:table-cell office:value-type="string">
            <text:p>13-15 cm</text:p>
          </table:table-cell>
          <table:table-cell table:number-columns-repeated="999"/>
        </table:table-row>
        <table:table-row table:style-name="ro1">
          <table:table-cell office:value-type="string">
            <text:p>Fonti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80 days</text:p>
          </table:table-cell>
          <table:table-cell office:value-type="string">
            <text:p>PDO</text:p>
          </table:table-cell>
          <table:table-cell office:value-type="string">
            <text:p>Fontina</text:p>
          </table:table-cell>
          <table:table-cell/>
          <table:table-cell office:value-type="string">
            <text:p>Italy</text:p>
          </table:table-cell>
          <table:table-cell office:value-type="string">
            <text:p>Valle d'Aosta</text:p>
          </table:table-cell>
          <table:table-cell table:number-columns-repeated="4"/>
          <table:table-cell office:value-type="string">
            <text:p>table, cooking, melting</text:p>
          </table:table-cell>
          <table:table-cell/>
          <table:table-cell office:value-type="string">
            <text:p>circle</text:p>
          </table:table-cell>
          <table:table-cell office:value-type="string">
            <text:p>30-45 cm</text:p>
          </table:table-cell>
          <table:table-cell office:value-type="string">
            <text:p>8-12 kg</text:p>
          </table:table-cell>
          <table:table-cell office:value-type="string">
            <text:p>7-10 cm</text:p>
          </table:table-cell>
          <table:table-cell/>
          <table:table-cell office:value-type="string">
            <text:p>fontina_cheese</text:p>
          </table:table-cell>
          <table:table-cell office:value-type="string">
            <text:p>Raclette</text:p>
          </table:table-cell>
          <table:table-cell table:number-columns-repeated="996"/>
        </table:table-row>
        <table:table-row table:style-name="ro1">
          <table:table-cell office:value-type="string">
            <text:p>Formaggella del Luinese</text:p>
          </table:table-cell>
          <table:table-cell table:number-columns-repeated="3"/>
          <table:table-cell office:value-type="string">
            <text:p>goat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Varese</text:p>
          </table:table-cell>
          <table:table-cell table:number-columns-repeated="1008"/>
        </table:table-row>
        <table:table-row table:style-name="ro1">
          <table:table-cell office:value-type="string">
            <text:p>Formaggio di Fossa di Sogliano</text:p>
          </table:table-cell>
          <table:table-cell table:number-columns-repeated="3"/>
          <table:table-cell office:value-type="string">
            <text:p>sheep, 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Emilia-Romagna, Marche</text:p>
          </table:table-cell>
          <table:table-cell office:value-type="string">
            <text:p>Bologna, Forlì-Cesena, Ravenna, Rimini, Ancona, Ascoli Piceno, Macerata, Pesaro-Urbino</text:p>
          </table:table-cell>
          <table:table-cell table:number-columns-repeated="1008"/>
        </table:table-row>
        <table:table-row table:style-name="ro1">
          <table:table-cell office:value-type="string">
            <text:p>Formai de Mut dell'Alta Valle Bremb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1-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</text:p>
          </table:table-cell>
          <table:table-cell/>
          <table:table-cell office:value-type="string">
            <text:p>Val Brembana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8-12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Giacobin de Zena</text:p>
          </table:table-cell>
          <table:table-cell table:number-columns-repeated="12"/>
          <table:table-cell office:value-type="string">
            <text:p>Italy</text:p>
          </table:table-cell>
          <table:table-cell table:number-columns-repeated="1010"/>
        </table:table-row>
        <table:table-row table:style-name="ro1">
          <table:table-cell office:value-type="string">
            <text:p>Gorgonzol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blue</text:p>
          </table:table-cell>
          <table:table-cell/>
          <table:table-cell office:value-type="string">
            <text:p>PDO</text:p>
          </table:table-cell>
          <table:table-cell office:value-type="string">
            <text:p>Gorgonzola_cheese</text:p>
          </table:table-cell>
          <table:table-cell/>
          <table:table-cell office:value-type="string">
            <text:p>Italy</text:p>
          </table:table-cell>
          <table:table-cell office:value-type="string">
            <text:p>Piemonte, Lombardia</text:p>
          </table:table-cell>
          <table:table-cell office:value-type="string">
            <text:p>Novara, Vercelli, Cuneo, Bergamo, Brescia, Como, Cremona, Milano, Pavia, Lodi</text:p>
          </table:table-cell>
          <table:table-cell office:value-type="string">
            <text:p>Casale Monferrato</text:p>
          </table:table-cell>
          <table:table-cell table:number-columns-repeated="2"/>
          <table:table-cell office:value-type="string">
            <text:p>table, spread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25-30 cm</text:p>
          </table:table-cell>
          <table:table-cell office:value-type="string">
            <text:p>6-13 kg</text:p>
          </table:table-cell>
          <table:table-cell office:value-type="string">
            <text:p>16-20 cm</text:p>
          </table:table-cell>
          <table:table-cell/>
          <table:table-cell office:value-type="string">
            <text:p>gorgonzola_cheese</text:p>
          </table:table-cell>
          <table:table-cell office:value-type="string">
            <text:p>Dolcelatte, Torta</text:p>
          </table:table-cell>
          <table:table-cell office:value-type="string">
            <text:p>Chianti, Sauternes, Barbera D'Alba</text:p>
          </table:table-cell>
          <table:table-cell table:number-columns-repeated="995"/>
        </table:table-row>
        <table:table-row table:style-name="ro1">
          <table:table-cell office:value-type="string">
            <text:p>Grana Padano</text:p>
          </table:table-cell>
          <table:table-cell office:value-type="string">
            <text:p>Gran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36 months</text:p>
          </table:table-cell>
          <table:table-cell office:value-type="string">
            <text:p>PDO</text:p>
          </table:table-cell>
          <table:table-cell office:value-type="string">
            <text:p>Grana_Padano</text:p>
          </table:table-cell>
          <table:table-cell/>
          <table:table-cell office:value-type="string">
            <text:p>Italy</text:p>
          </table:table-cell>
          <table:table-cell office:value-type="string">
            <text:p>Lombardia, Piemonte, Trentino-Alto Adige, Veneto, Emiglia-Romagna</text:p>
          </table:table-cell>
          <table:table-cell office:value-type="string">
            <text:p>Lodi, Bergamo, Brescia, Como, Cremona, Mantova, Milano, Pavia, Sondrio, Lecco, Varese, Alessandria, Asti, Cuneo, Novara, Torino, Vercelli, Trento, Padova, Rovigo, Treviso, Venezia, Verona, Vicenza, Bologna, Ferrara, Forlì-Cesena, Piacenza, Ravenna, Rimini</text:p>
          </table:table-cell>
          <table:table-cell table:number-columns-repeated="3"/>
          <table:table-cell office:value-type="string">
            <text:p>grating, table</text:p>
          </table:table-cell>
          <table:table-cell office:value-type="string">
            <text:p>oiled</text:p>
          </table:table-cell>
          <table:table-cell office:value-type="string">
            <text:p>circle</text:p>
          </table:table-cell>
          <table:table-cell office:value-type="string">
            <text:p>35-45 cm</text:p>
          </table:table-cell>
          <table:table-cell office:value-type="string">
            <text:p>24-40 kg</text:p>
          </table:table-cell>
          <table:table-cell office:value-type="string">
            <text:p>18-25 cm</text:p>
          </table:table-cell>
          <table:table-cell/>
          <table:table-cell office:value-type="string">
            <text:p>parmesan_cheese</text:p>
          </table:table-cell>
          <table:table-cell/>
          <table:table-cell office:value-type="string">
            <text:p>Prosecco Di Conegliano</text:p>
          </table:table-cell>
          <table:table-cell table:number-columns-repeated="995"/>
        </table:table-row>
        <table:table-row table:style-name="ro2">
          <table:table-cell office:value-type="string">
            <text:p>Montasi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office:value-type="string">
            <text:p>Montasio</text:p>
          </table:table-cell>
          <table:table-cell/>
          <table:table-cell office:value-type="string">
            <text:p>Italy</text:p>
          </table:table-cell>
          <table:table-cell office:value-type="string">
            <text:p>Friuli-Venezia Giulia, Veneto</text:p>
          </table:table-cell>
          <table:table-cell office:value-type="string">
            <text:p>Udine, Pordenone, Gorizia, Trieste, Belluno, Treviso, Padova, Venezia</text:p>
          </table:table-cell>
          <table:table-cell table:number-columns-repeated="4"/>
          <table:table-cell office:value-type="string">
            <text:p>natural</text:p>
          </table:table-cell>
          <table:table-cell table:number-columns-repeated="7"/>
          <table:table-cell office:value-type="string">
            <text:p>Soave Classico Balestri Valda</text:p>
          </table:table-cell>
          <table:table-cell table:number-columns-repeated="995"/>
        </table:table-row>
        <table:table-row table:style-name="ro2">
          <table:table-cell office:value-type="string">
            <text:p>Monte Verone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0 days</text:p>
          </table:table-cell>
          <table:table-cell office:value-type="string">
            <text:p>PDO</text:p>
          </table:table-cell>
          <table:table-cell office:value-type="string">
            <text:p>Monte_Veronese</text:p>
          </table:table-cell>
          <table:table-cell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Verona</text:p>
          </table:table-cell>
          <table:table-cell/>
          <table:table-cell office:value-type="string">
            <text:p>Monti Lessini</text:p>
          </table:table-cell>
          <table:table-cell/>
          <table:table-cell office:value-type="string">
            <text:p>table</text:p>
          </table:table-cell>
          <table:table-cell table:number-columns-repeated="5"/>
          <table:table-cell office:value-type="string">
            <text:p>Monte_Veronese_cheese</text:p>
          </table:table-cell>
          <table:table-cell table:number-columns-repeated="2"/>
          <table:table-cell office:value-type="string">
            <text:p>Valpolicella Classico 2002</text:p>
          </table:table-cell>
          <table:table-cell table:number-columns-repeated="995"/>
        </table:table-row>
        <table:table-row table:style-name="ro2">
          <table:table-cell office:value-type="string">
            <text:p>Mozzarella di Bufala Campana</text:p>
          </table:table-cell>
          <table:table-cell table:number-columns-repeated="3"/>
          <table:table-cell office:value-type="string">
            <text:p>buffalo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/>
          <table:table-cell office:value-type="string">
            <text:p>PDO</text:p>
          </table:table-cell>
          <table:table-cell office:value-type="string">
            <text:p>Buffalo_mozzarella</text:p>
          </table:table-cell>
          <table:table-cell/>
          <table:table-cell office:value-type="string">
            <text:p>Italy</text:p>
          </table:table-cell>
          <table:table-cell office:value-type="string">
            <text:p>Campania, Lazio</text:p>
          </table:table-cell>
          <table:table-cell office:value-type="string">
            <text:p>Caserta, Salerno, Napoli, Benevento, Frosinone, Latina, Roma</text:p>
          </table:table-cell>
          <table:table-cell table:number-columns-repeated="3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pear-like</text:p>
          </table:table-cell>
          <table:table-cell table:number-columns-repeated="3"/>
          <table:table-cell office:value-type="string">
            <text:p>Mozzarella_di_Bufala_Campana_cheese</text:p>
          </table:table-cell>
          <table:table-cell office:value-type="string">
            <text:p>mozzarella_cheese</text:p>
          </table:table-cell>
          <table:table-cell/>
          <table:table-cell office:value-type="string">
            <text:p>Hirondelle Bianco Greco </text:p>
          </table:table-cell>
          <table:table-cell table:number-columns-repeated="995"/>
        </table:table-row>
        <table:table-row table:style-name="ro1">
          <table:table-cell office:value-type="string">
            <text:p>Murazzano</text:p>
          </table:table-cell>
          <table:table-cell table:number-columns-repeated="3"/>
          <table:table-cell office:value-type="string">
            <text:p>sheep 60%, cow 4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at least 10 days, up to 2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10-15 cm</text:p>
          </table:table-cell>
          <table:table-cell office:value-type="string">
            <text:p>300-400 g</text:p>
          </table:table-cell>
          <table:table-cell office:value-type="string">
            <text:p>3-4 cm</text:p>
          </table:table-cell>
          <table:table-cell table:number-columns-repeated="999"/>
        </table:table-row>
        <table:table-row table:style-name="ro1">
          <table:table-cell office:value-type="string">
            <text:p>Nostrano Valtrompi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rescia</text:p>
          </table:table-cell>
          <table:table-cell/>
          <table:table-cell office:value-type="string">
            <text:p>Val Trompia</text:p>
          </table:table-cell>
          <table:table-cell table:number-columns-repeated="1006"/>
        </table:table-row>
        <table:table-row table:style-name="ro1">
          <table:table-cell office:value-type="string">
            <text:p>Parmigiano Reggiano</text:p>
          </table:table-cell>
          <table:table-cell office:value-type="string">
            <text:p>Grana</text:p>
          </table:table-cell>
          <table:table-cell office:value-type="string">
            <text:p>Parmigiano-Reggiano</text:p>
          </table:table-cell>
          <table:table-cell/>
          <table:table-cell office:value-type="string">
            <text:p>cow</text:p>
          </table:table-cell>
          <table:table-cell office:value-type="string">
            <text:p>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office:value-type="string">
            <text:p>Parmigiano-Reggiano</text:p>
          </table:table-cell>
          <table:table-cell/>
          <table:table-cell office:value-type="string">
            <text:p>Italy</text:p>
          </table:table-cell>
          <table:table-cell office:value-type="string">
            <text:p>Emilia-Romagna, Lombardia</text:p>
          </table:table-cell>
          <table:table-cell office:value-type="string">
            <text:p>Modena, Parma, Reggio Emilia, Bologna, Mantova</text:p>
          </table:table-cell>
          <table:table-cell table:number-columns-repeated="3"/>
          <table:table-cell office:value-type="string">
            <text:p>table, grating</text:p>
          </table:table-cell>
          <table:table-cell office:value-type="string">
            <text:p>rubbed</text:p>
          </table:table-cell>
          <table:table-cell table:number-columns-repeated="5"/>
          <table:table-cell office:value-type="string">
            <text:p>parmesan_cheese</text:p>
          </table:table-cell>
          <table:table-cell/>
          <table:table-cell office:value-type="string">
            <text:p>Gavi di Gavi Bric Sassi, Prosecco Di Conegliano, Chianti, Shiraz</text:p>
          </table:table-cell>
          <table:table-cell table:number-columns-repeated="995"/>
        </table:table-row>
        <table:table-row table:style-name="ro1">
          <table:table-cell office:value-type="string">
            <text:p>Pecorino di Filian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Basilicata</text:p>
          </table:table-cell>
          <table:table-cell office:value-type="string">
            <text:p>Potenza</text:p>
          </table:table-cell>
          <table:table-cell table:number-columns-repeated="10"/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di Picinisc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Lazio</text:p>
          </table:table-cell>
          <table:table-cell office:value-type="string">
            <text:p>Frosinone</text:p>
          </table:table-cell>
          <table:table-cell/>
          <table:table-cell office:value-type="string">
            <text:p>Valle di Comino</text:p>
          </table:table-cell>
          <table:table-cell table:number-columns-repeated="8"/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Roman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hard</text:p>
          </table:table-cell>
          <table:table-cell office:value-type="string">
            <text:p>5-8 months</text:p>
          </table:table-cell>
          <table:table-cell office:value-type="string">
            <text:p>PDO</text:p>
          </table:table-cell>
          <table:table-cell office:value-type="string">
            <text:p>Pecorino_Romano</text:p>
          </table:table-cell>
          <table:table-cell/>
          <table:table-cell office:value-type="string">
            <text:p>Italy</text:p>
          </table:table-cell>
          <table:table-cell office:value-type="string">
            <text:p>Sardegna, Lazio, Toscana</text:p>
          </table:table-cell>
          <table:table-cell office:value-type="string">
            <text:p>Roma, Grosseto, Cagliari, Nuoro, Oristano, Sassari</text:p>
          </table:table-cell>
          <table:table-cell office:value-type="string">
            <text:p>Gavoi</text:p>
          </table:table-cell>
          <table:table-cell office:value-type="string">
            <text:p>Agro romano</text:p>
          </table:table-cell>
          <table:table-cell/>
          <table:table-cell office:value-type="string">
            <text:p>grating</text:p>
          </table:table-cell>
          <table:table-cell table:number-columns-repeated="2"/>
          <table:table-cell office:value-type="string">
            <text:p>25-30 cm</text:p>
          </table:table-cell>
          <table:table-cell office:value-type="string">
            <text:p>20-35 kg</text:p>
          </table:table-cell>
          <table:table-cell office:value-type="string">
            <text:p>20 cm</text:p>
          </table:table-cell>
          <table:table-cell/>
          <table:table-cell office:value-type="string">
            <text:p>pecorino_cheese</text:p>
          </table:table-cell>
          <table:table-cell table:number-columns-repeated="997"/>
        </table:table-row>
        <table:table-row table:style-name="ro2">
          <table:table-cell office:value-type="string">
            <text:p>Pecorino Sard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3"/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office:value-type="string">
            <text:p>Pecorino_Sardo</text:p>
          </table:table-cell>
          <table:table-cell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Nuoro, Oristano, Sassari</text:p>
          </table:table-cell>
          <table:table-cell table:number-columns-repeated="4"/>
          <table:table-cell office:value-type="string">
            <text:p>oiled</text:p>
          </table:table-cell>
          <table:table-cell table:number-columns-repeated="4"/>
          <table:table-cell office:value-type="string">
            <text:p>Pecorino_sardo</text:p>
          </table:table-cell>
          <table:table-cell office:value-type="string">
            <text:p>pecorino_cheese</text:p>
          </table:table-cell>
          <table:table-cell/>
          <table:table-cell office:value-type="string">
            <text:p>Vermentino Rosso</text:p>
          </table:table-cell>
          <table:table-cell table:number-columns-repeated="995"/>
        </table:table-row>
        <table:table-row table:style-name="ro1">
          <table:table-cell office:value-type="string">
            <text:p>Pecorino Sicilian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Pecorino_Siciliano</text:p>
          </table:table-cell>
          <table:table-cell/>
          <table:table-cell office:value-type="string">
            <text:p>Italy</text:p>
          </table:table-cell>
          <table:table-cell office:value-type="string">
            <text:p>Sicilia</text:p>
          </table:table-cell>
          <table:table-cell table:number-columns-repeated="10"/>
          <table:table-cell office:value-type="string">
            <text:p>Pecorino_Siciliano</text:p>
          </table:table-cell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ecorino Toscan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oscana</text:p>
          </table:table-cell>
          <table:table-cell office:value-type="string">
            <text:p>Arezzo, Pisa, Massa Carrara, Livorno, Grosseto, Firenze, Prato, Lucca, Pistoia, Siena</text:p>
          </table:table-cell>
          <table:table-cell table:number-columns-repeated="10"/>
          <table:table-cell office:value-type="string">
            <text:p>pecorino_cheese</text:p>
          </table:table-cell>
          <table:table-cell table:number-columns-repeated="997"/>
        </table:table-row>
        <table:table-row table:style-name="ro1">
          <table:table-cell office:value-type="string">
            <text:p>Piacentinu Ennes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Enna</text:p>
          </table:table-cell>
          <table:table-cell table:number-columns-repeated="9"/>
          <table:table-cell office:value-type="string">
            <text:p>Piacentinu_di_Enna_cheese</text:p>
          </table:table-cell>
          <table:table-cell table:number-columns-repeated="998"/>
        </table:table-row>
        <table:table-row table:style-name="ro1">
          <table:table-cell office:value-type="string">
            <text:p>Piave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5"/>
          <table:table-cell office:value-type="string">
            <text:p>PDO</text:p>
          </table:table-cell>
          <table:table-cell office:value-type="string">
            <text:p>Piave_(cheese)</text:p>
          </table:table-cell>
          <table:table-cell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table:number-columns-repeated="1008"/>
        </table:table-row>
        <table:table-row table:style-name="ro1">
          <table:table-cell office:value-type="string">
            <text:p>Pressat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table:number-columns-repeated="1008"/>
        </table:table-row>
        <table:table-row table:style-name="ro1">
          <table:table-cell office:value-type="string">
            <text:p>Provolone</text:p>
          </table:table-cell>
          <table:table-cell table:number-columns-repeated="9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table:number-columns-repeated="1010"/>
        </table:table-row>
        <table:table-row table:style-name="ro2">
          <table:table-cell office:value-type="string">
            <text:p>Provolone del Monaco</text:p>
          </table:table-cell>
          <table:table-cell office:value-type="string">
            <text:p>Provolone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kneaded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Campania</text:p>
          </table:table-cell>
          <table:table-cell office:value-type="string">
            <text:p>Napoli</text:p>
          </table:table-cell>
          <table:table-cell office:value-type="string">
            <text:p>Agerola, Casola di Napoli, Castellammare di Stabia, Gragnano, Lettere, Massa Lubrense, Meta, Piano di Sorrento, Pimonte, Sant'Agnello, Sorrento, Santa Maria La Carità, Vico Equense</text:p>
          </table:table-cell>
          <table:table-cell table:number-columns-repeated="2"/>
          <table:table-cell office:value-type="string">
            <text:p>table, cooking</text:p>
          </table:table-cell>
          <table:table-cell office:value-type="string">
            <text:p>natural</text:p>
          </table:table-cell>
          <table:table-cell office:value-type="string">
            <text:p>pear-like</text:p>
          </table:table-cell>
          <table:table-cell table:number-columns-repeated="3"/>
          <table:table-cell office:value-type="string">
            <text:p>Provolone_del_monaco_cheese</text:p>
          </table:table-cell>
          <table:table-cell table:number-columns-repeated="2"/>
          <table:table-cell office:value-type="string">
            <text:p>Hirondelle Bianco Greco </text:p>
          </table:table-cell>
          <table:table-cell table:number-columns-repeated="995"/>
        </table:table-row>
        <table:table-row table:style-name="ro1">
          <table:table-cell office:value-type="string">
            <text:p>Provolone Valpad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pasta filata</text:p>
          </table:table-cell>
          <table:table-cell office:value-type="string">
            <text:p>3 months or more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, Veneto, Emilia-Romagna, Trentino-Alto Adige</text:p>
          </table:table-cell>
          <table:table-cell office:value-type="string">
            <text:p>Bergamo, Brescia, Cremona, Mantova, Milano, Padova, Rovigo, Verona, Vicenza, Piacenza, Trento</text:p>
          </table:table-cell>
          <table:table-cell table:number-columns-repeated="3"/>
          <table:table-cell office:value-type="string">
            <text:p>table, cooking</text:p>
          </table:table-cell>
          <table:table-cell table:number-columns-repeated="3"/>
          <table:table-cell office:value-type="string">
            <text:p>1-100 kg</text:p>
          </table:table-cell>
          <table:table-cell table:number-columns-repeated="1000"/>
        </table:table-row>
        <table:table-row table:style-name="ro1">
          <table:table-cell office:value-type="string">
            <text:p>Quartirolo Lombard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Brescia, Como, Cremona, Lodi, Milano, Pavia, Varese</text:p>
          </table:table-cell>
          <table:table-cell table:number-columns-repeated="3"/>
          <table:table-cell office:value-type="string">
            <text:p>table, cooking</text:p>
          </table:table-cell>
          <table:table-cell/>
          <table:table-cell office:value-type="string">
            <text:p>squared</text:p>
          </table:table-cell>
          <table:table-cell office:value-type="string">
            <text:p>18-22 cm</text:p>
          </table:table-cell>
          <table:table-cell office:value-type="string">
            <text:p>1.5-3.5 kg</text:p>
          </table:table-cell>
          <table:table-cell office:value-type="string">
            <text:p>4-8 cm</text:p>
          </table:table-cell>
          <table:table-cell table:number-columns-repeated="999"/>
        </table:table-row>
        <table:table-row table:style-name="ro2">
          <table:table-cell office:value-type="string">
            <text:p>Ragusan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office:value-type="string">
            <text:p>Ragusano</text:p>
          </table:table-cell>
          <table:table-cell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Ragusa, Siracusa</text:p>
          </table:table-cell>
          <table:table-cell office:value-type="string">
            <text:p>Acate, Chiaramonte Gulfi, Comiso, Giarratana, Ispica, Modica, Monterosso Almo, Pozzallo, Ragusa, Santa Croce Camerina, Scicli, Vittoria, Noto, Palazzolo Acreide, Rosolini</text:p>
          </table:table-cell>
          <table:table-cell table:number-columns-repeated="2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squared</text:p>
          </table:table-cell>
          <table:table-cell table:number-columns-repeated="3"/>
          <table:table-cell office:value-type="string">
            <text:p>Ragusano_cheese</text:p>
          </table:table-cell>
          <table:table-cell table:number-columns-repeated="2"/>
          <table:table-cell office:value-type="string">
            <text:p>Hasar, Sangiovese Antica Enotria</text:p>
          </table:table-cell>
          <table:table-cell table:number-columns-repeated="995"/>
        </table:table-row>
        <table:table-row table:style-name="ro3">
          <table:table-cell office:value-type="string">
            <text:p>Raschera</text:p>
          </table:table-cell>
          <table:table-cell office:value-type="string">
            <text:p>Raschera</text:p>
          </table:table-cell>
          <table:table-cell table:number-columns-repeated="2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0-90 days</text:p>
          </table:table-cell>
          <table:table-cell office:value-type="string">
            <text:p>PDO</text:p>
          </table:table-cell>
          <table:table-cell office:value-type="string">
            <text:p>Raschera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office:value-type="string">
            <text:p>natural</text:p>
          </table:table-cell>
          <table:table-cell/>
          <table:table-cell office:value-type="string">
            <text:p>35-40 cm</text:p>
          </table:table-cell>
          <table:table-cell office:value-type="string">
            <text:p>5-8 kg</text:p>
          </table:table-cell>
          <table:table-cell office:value-type="string">
            <text:p>7-12 cm</text:p>
          </table:table-cell>
          <table:table-cell table:number-columns-repeated="3"/>
          <table:table-cell office:value-type="string">
            <text:p>Resiot d'Alba Ressia</text:p>
          </table:table-cell>
          <table:table-cell table:number-columns-repeated="995"/>
        </table:table-row>
        <table:table-row table:style-name="ro3">
          <table:table-cell office:value-type="string">
            <text:p>Raschera d'alpeggio</text:p>
          </table:table-cell>
          <table:table-cell office:value-type="string">
            <text:p>Raschera</text:p>
          </table:table-cell>
          <table:table-cell table:number-columns-repeated="2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office:value-type="string">
            <text:p>Raschera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office:value-type="string">
            <text:p>natural</text:p>
          </table:table-cell>
          <table:table-cell/>
          <table:table-cell office:value-type="string">
            <text:p>35-40 cm</text:p>
          </table:table-cell>
          <table:table-cell office:value-type="string">
            <text:p>5-8 kg</text:p>
          </table:table-cell>
          <table:table-cell office:value-type="string">
            <text:p>7-12 cm</text:p>
          </table:table-cell>
          <table:table-cell table:number-columns-repeated="3"/>
          <table:table-cell office:value-type="string">
            <text:p>Resiot d'Alba Ressia</text:p>
          </table:table-cell>
          <table:table-cell table:number-columns-repeated="995"/>
        </table:table-row>
        <table:table-row table:style-name="ro1">
          <table:table-cell office:value-type="string">
            <text:p>Ricotta Romana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azio</text:p>
          </table:table-cell>
          <table:table-cell table:number-columns-repeated="11"/>
          <table:table-cell office:value-type="string">
            <text:p>ricotta_cheese</text:p>
          </table:table-cell>
          <table:table-cell table:number-columns-repeated="997"/>
        </table:table-row>
        <table:table-row table:style-name="ro1">
          <table:table-cell office:value-type="string">
            <text:p>Robiola di Roccaverano</text:p>
          </table:table-cell>
          <table:table-cell table:number-columns-repeated="3"/>
          <table:table-cell office:value-type="string">
            <text:p>cow 85%, sheep or goat 15%</text:p>
          </table:table-cell>
          <table:table-cell office:value-type="string">
            <text:p>whole</text:p>
          </table:table-cell>
          <table:table-cell/>
          <table:table-cell office:value-type="string">
            <text:p>yes/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Alessandria, Asti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10-14 cm</text:p>
          </table:table-cell>
          <table:table-cell office:value-type="string">
            <text:p>400 g</text:p>
          </table:table-cell>
          <table:table-cell office:value-type="string">
            <text:p>4-5 cm</text:p>
          </table:table-cell>
          <table:table-cell table:number-columns-repeated="999"/>
        </table:table-row>
        <table:table-row table:style-name="ro1">
          <table:table-cell office:value-type="string">
            <text:p>Salva Cremasc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Brescia, Cremona, Lecco, Lodi, Milano</text:p>
          </table:table-cell>
          <table:table-cell table:number-columns-repeated="1008"/>
        </table:table-row>
        <table:table-row table:style-name="ro1">
          <table:table-cell office:value-type="string">
            <text:p>Scamorza</text:p>
          </table:table-cell>
          <table:table-cell table:number-columns-repeated="3"/>
          <table:table-cell office:value-type="string">
            <text:p>cow</text:p>
          </table:table-cell>
          <table:table-cell/>
          <table:table-cell office:value-type="string">
            <text:p>stretched</text:p>
          </table:table-cell>
          <table:table-cell/>
          <table:table-cell office:value-type="string">
            <text:p>soft</text:p>
          </table:table-cell>
          <table:table-cell table:number-columns-repeated="4"/>
          <table:table-cell office:value-type="string">
            <text:p>Italy</text:p>
          </table:table-cell>
          <table:table-cell table:number-columns-repeated="5"/>
          <table:table-cell office:value-type="string">
            <text:p>table, cooking, grilling</text:p>
          </table:table-cell>
          <table:table-cell/>
          <table:table-cell office:value-type="string">
            <text:p>pear-like</text:p>
          </table:table-cell>
          <table:table-cell table:number-columns-repeated="3"/>
          <table:table-cell office:value-type="string">
            <text:p>Scamorza_cheese</text:p>
          </table:table-cell>
          <table:table-cell table:number-columns-repeated="998"/>
        </table:table-row>
        <table:table-row table:style-name="ro1">
          <table:table-cell office:value-type="string">
            <text:p>Spressa delle Giudicari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-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/>
          <table:table-cell office:value-type="string">
            <text:p>Chiese, Rendena, Ledro</text:p>
          </table:table-cell>
          <table:table-cell office:value-type="string">
            <text:p>Valli Giudicarie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5 cm</text:p>
          </table:table-cell>
          <table:table-cell office:value-type="string">
            <text:p>6-8 kg</text:p>
          </table:table-cell>
          <table:table-cell office:value-type="string">
            <text:p>8-9 cm</text:p>
          </table:table-cell>
          <table:table-cell table:number-columns-repeated="999"/>
        </table:table-row>
        <table:table-row table:style-name="ro1">
          <table:table-cell office:value-type="string">
            <text:p>Squacquerone di Romagn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8"/>
          <table:table-cell office:value-type="string">
            <text:p>Italy</text:p>
          </table:table-cell>
          <table:table-cell office:value-type="string">
            <text:p>Emilia-Romagna</text:p>
          </table:table-cell>
          <table:table-cell office:value-type="string">
            <text:p>Ravenna, Forlì-Cesena, Rimini, Bologna, Ferrara</text:p>
          </table:table-cell>
          <table:table-cell table:number-columns-repeated="9"/>
          <table:table-cell office:value-type="string">
            <text:p>Squaquarone_cheese</text:p>
          </table:table-cell>
          <table:table-cell table:number-columns-repeated="998"/>
        </table:table-row>
        <table:table-row table:style-name="ro1">
          <table:table-cell office:value-type="string">
            <text:p>Stelvio</text:p>
          </table:table-cell>
          <table:table-cell/>
          <table:table-cell office:value-type="string">
            <text:p>Stilfser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Bolzano</text:p>
          </table:table-cell>
          <table:table-cell/>
          <table:table-cell office:value-type="string">
            <text:p>Parco Nazionale dello Stelvio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6-38 cm</text:p>
          </table:table-cell>
          <table:table-cell office:value-type="string">
            <text:p>8-10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2">
          <table:table-cell office:value-type="string">
            <text:p>Crescenz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 table:number-columns-repeated="2"/>
          <table:table-cell office:value-type="string">
            <text:p>Stracchino</text:p>
          </table:table-cell>
          <table:table-cell/>
          <table:table-cell office:value-type="string">
            <text:p>Italy</text:p>
          </table:table-cell>
          <table:table-cell office:value-type="string">
            <text:p>Lombardia, Piemonte, Veneto</text:p>
          </table:table-cell>
          <table:table-cell table:number-columns-repeated="4"/>
          <table:table-cell office:value-type="string">
            <text:p>table</text:p>
          </table:table-cell>
          <table:table-cell/>
          <table:table-cell office:value-type="string">
            <text:p>squared</text:p>
          </table:table-cell>
          <table:table-cell table:number-columns-repeated="3"/>
          <table:table-cell office:value-type="string">
            <text:p>Crescenza_cheese</text:p>
          </table:table-cell>
          <table:table-cell/>
          <table:table-cell office:value-type="string">
            <text:p>Stracchino</text:p>
          </table:table-cell>
          <table:table-cell table:number-columns-repeated="996"/>
        </table:table-row>
        <table:table-row table:style-name="ro2">
          <table:table-cell office:value-type="string">
            <text:p>Stracchin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 table:number-columns-repeated="2"/>
          <table:table-cell office:value-type="string">
            <text:p>Stracchino</text:p>
          </table:table-cell>
          <table:table-cell/>
          <table:table-cell office:value-type="string">
            <text:p>Italy</text:p>
          </table:table-cell>
          <table:table-cell office:value-type="string">
            <text:p>Lombardia, Piemonte, Veneto</text:p>
          </table:table-cell>
          <table:table-cell table:number-columns-repeated="4"/>
          <table:table-cell office:value-type="string">
            <text:p>table</text:p>
          </table:table-cell>
          <table:table-cell/>
          <table:table-cell office:value-type="string">
            <text:p>squared</text:p>
          </table:table-cell>
          <table:table-cell table:number-columns-repeated="3"/>
          <table:table-cell office:value-type="string">
            <text:p>Stracchino_cheese</text:p>
          </table:table-cell>
          <table:table-cell/>
          <table:table-cell office:value-type="string">
            <text:p>Crescenza</text:p>
          </table:table-cell>
          <table:table-cell table:number-columns-repeated="996"/>
        </table:table-row>
        <table:table-row table:style-name="ro2">
          <table:table-cell office:value-type="string">
            <text:p>Taleggi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emi-soft</text:p>
          </table:table-cell>
          <table:table-cell office:value-type="string">
            <text:p>25-40 days</text:p>
          </table:table-cell>
          <table:table-cell office:value-type="string">
            <text:p>PDO</text:p>
          </table:table-cell>
          <table:table-cell office:value-type="string">
            <text:p>Taleggio_(cheese)</text:p>
          </table:table-cell>
          <table:table-cell/>
          <table:table-cell office:value-type="string">
            <text:p>Italy</text:p>
          </table:table-cell>
          <table:table-cell office:value-type="string">
            <text:p>Lombardia, Veneto, Piemonte</text:p>
          </table:table-cell>
          <table:table-cell office:value-type="string">
            <text:p>Bergamo, Brescia, Como, Cremona, Lodi, Milano, Pavia, Treviso, Novara</text:p>
          </table:table-cell>
          <table:table-cell/>
          <table:table-cell office:value-type="string">
            <text:p>Valsassina</text:p>
          </table:table-cell>
          <table:table-cell/>
          <table:table-cell office:value-type="string">
            <text:p>table, cooking</text:p>
          </table:table-cell>
          <table:table-cell office:value-type="string">
            <text:p>washed</text:p>
          </table:table-cell>
          <table:table-cell office:value-type="string">
            <text:p>squared</text:p>
          </table:table-cell>
          <table:table-cell office:value-type="string">
            <text:p>18-25 cm</text:p>
          </table:table-cell>
          <table:table-cell office:value-type="string">
            <text:p>1.7-2.2 kg</text:p>
          </table:table-cell>
          <table:table-cell office:value-type="string">
            <text:p>5-7 cm</text:p>
          </table:table-cell>
          <table:table-cell office:value-type="string">
            <text:p>Taleggio_cheese</text:p>
          </table:table-cell>
          <table:table-cell table:number-columns-repeated="2"/>
          <table:table-cell office:value-type="string">
            <text:p>Tarrango, Resiot d'Alba Ressia, Valpolicella Classico Superiore Jago</text:p>
          </table:table-cell>
          <table:table-cell table:number-columns-repeated="995"/>
        </table:table-row>
        <table:table-row table:style-name="ro1">
          <table:table-cell office:value-type="string">
            <text:p>Toma Piemonte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60 days</text:p>
          </table:table-cell>
          <table:table-cell office:value-type="string">
            <text:p>PDO</text:p>
          </table:table-cell>
          <table:table-cell office:value-type="string">
            <text:p>Toma_Piemontese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Alessandria, Asti, Biella, Cuneo, Novara, Torino, Vercelli</text:p>
          </table:table-cell>
          <table:table-cell table:number-columns-repeated="3"/>
          <table:table-cell office:value-type="string">
            <text:p>table, grilling</text:p>
          </table:table-cell>
          <table:table-cell table:number-columns-repeated="2"/>
          <table:table-cell office:value-type="string">
            <text:p>15-35 cm</text:p>
          </table:table-cell>
          <table:table-cell office:value-type="string">
            <text:p>2-8 kg</text:p>
          </table:table-cell>
          <table:table-cell office:value-type="string">
            <text:p>5-12 cm</text:p>
          </table:table-cell>
          <table:table-cell table:number-columns-repeated="999"/>
        </table:table-row>
        <table:table-row table:style-name="ro1">
          <table:table-cell office:value-type="string">
            <text:p>Valle d'Aosta Fromadz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12 months</text:p>
          </table:table-cell>
          <table:table-cell office:value-type="string">
            <text:p>PDO</text:p>
          </table:table-cell>
          <table:table-cell office:value-type="string">
            <text:p>Valle_d'Aosta_Fromadzo</text:p>
          </table:table-cell>
          <table:table-cell/>
          <table:table-cell office:value-type="string">
            <text:p>Italy</text:p>
          </table:table-cell>
          <table:table-cell office:value-type="string">
            <text:p>Valle d'Aosta</text:p>
          </table:table-cell>
          <table:table-cell table:number-columns-repeated="4"/>
          <table:table-cell office:value-type="string">
            <text:p>table</text:p>
          </table:table-cell>
          <table:table-cell table:number-columns-repeated="2"/>
          <table:table-cell office:value-type="string">
            <text:p>15-30 cm</text:p>
          </table:table-cell>
          <table:table-cell office:value-type="string">
            <text:p>1-7 kg</text:p>
          </table:table-cell>
          <table:table-cell office:value-type="string">
            <text:p>5-20 cm</text:p>
          </table:table-cell>
          <table:table-cell table:number-columns-repeated="999"/>
        </table:table-row>
        <table:table-row table:style-name="ro1">
          <table:table-cell office:value-type="string">
            <text:p>Valtellina Caser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0 days</text:p>
          </table:table-cell>
          <table:table-cell office:value-type="string">
            <text:p>PDO</text:p>
          </table:table-cell>
          <table:table-cell office:value-type="string">
            <text:p>Valtellina_Casera</text:p>
          </table:table-cell>
          <table:table-cell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Sondrio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0-45 cm</text:p>
          </table:table-cell>
          <table:table-cell office:value-type="string">
            <text:p>7-12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Vastedda della Valle del Belìc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5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Agrigento, Trapani, Palermo</text:p>
          </table:table-cell>
          <table:table-cell table:number-columns-repeated="9"/>
          <table:table-cell office:value-type="string">
            <text:p>Vastedda_della_Valle_del_Belice_cheese</text:p>
          </table:table-cell>
          <table:table-cell table:number-columns-repeated="998"/>
        </table:table-row>
        <table:table-row table:style-name="ro1">
          <table:table-cell office:value-type="string">
            <text:p>Puzzone di Moe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7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Trento</text:p>
          </table:table-cell>
          <table:table-cell office:value-type="string">
            <text:p>Predazzo, Moena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6 cm</text:p>
          </table:table-cell>
          <table:table-cell office:value-type="string">
            <text:p>9 kg</text:p>
          </table:table-cell>
          <table:table-cell office:value-type="string">
            <text:p>10 cm</text:p>
          </table:table-cell>
          <table:table-cell table:number-columns-repeated="999"/>
        </table:table-row>
        <table:table-row table:style-name="ro1">
          <table:table-cell office:value-type="string">
            <text:p>Agrì di Valtorta</text:p>
          </table:table-cell>
          <table:table-cell table:number-columns-repeated="3"/>
          <table:table-cell office:value-type="string">
            <text:p>cow, goat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emi-hard</text:p>
          </table:table-cell>
          <table:table-cell office:value-type="string">
            <text:p>8-15 day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Como</text:p>
          </table:table-cell>
          <table:table-cell office:value-type="string">
            <text:p>Val Brembana, Valtorta</text:p>
          </table:table-cell>
          <table:table-cell table:number-columns-repeated="2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6-7 cm</text:p>
          </table:table-cell>
          <table:table-cell office:value-type="string">
            <text:p>70-80 g</text:p>
          </table:table-cell>
          <table:table-cell office:value-type="string">
            <text:p>3-4 cm</text:p>
          </table:table-cell>
          <table:table-cell office:value-type="string">
            <text:p>Agrì_di_Valtorta_cheese</text:p>
          </table:table-cell>
          <table:table-cell table:number-columns-repeated="2"/>
          <table:table-cell office:value-type="string">
            <text:p>Valgella</text:p>
          </table:table-cell>
          <table:table-cell table:number-columns-repeated="995"/>
        </table:table-row>
        <table:table-row table:style-name="ro1">
          <table:table-cell office:value-type="string">
            <text:p>Bagòss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semi-cooked</text:p>
          </table:table-cell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24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rescia</text:p>
          </table:table-cell>
          <table:table-cell office:value-type="string">
            <text:p>Bagolino</text:p>
          </table:table-cell>
          <table:table-cell office:value-type="string">
            <text:p>Valle del Caffaro</text:p>
          </table:table-cell>
          <table:table-cell/>
          <table:table-cell office:value-type="string">
            <text:p>table, grating</text:p>
          </table:table-cell>
          <table:table-cell/>
          <table:table-cell office:value-type="string">
            <text:p>circle</text:p>
          </table:table-cell>
          <table:table-cell office:value-type="string">
            <text:p>40 cm</text:p>
          </table:table-cell>
          <table:table-cell office:value-type="string">
            <text:p>15-16 kg</text:p>
          </table:table-cell>
          <table:table-cell office:value-type="string">
            <text:p>12-14 cm</text:p>
          </table:table-cell>
          <table:table-cell office:value-type="string">
            <text:p>Bagòss_di_Bagolino_cheese</text:p>
          </table:table-cell>
          <table:table-cell table:number-columns-repeated="998"/>
        </table:table-row>
        <table:table-row table:style-name="ro1">
          <table:table-cell office:value-type="string">
            <text:p>Dolcelatte</text:p>
          </table:table-cell>
          <table:table-cell/>
          <table:table-cell office:value-type="string">
            <text:p>Gorgonzola Dolce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 table:number-columns-repeated="2"/>
          <table:table-cell office:value-type="string">
            <text:p>soft</text:p>
          </table:table-cell>
          <table:table-cell office:value-type="string">
            <text:p>1-3 months</text:p>
          </table:table-cell>
          <table:table-cell/>
          <table:table-cell office:value-type="string">
            <text:p>Dolcelatte</text:p>
          </table:table-cell>
          <table:table-cell/>
          <table:table-cell office:value-type="string">
            <text:p>Italy</text:p>
          </table:table-cell>
          <table:table-cell table:number-columns-repeated="5"/>
          <table:table-cell office:value-type="string">
            <text:p>table, cooking</text:p>
          </table:table-cell>
          <table:table-cell table:number-columns-repeated="1004"/>
        </table:table-row>
        <table:table-row table:style-name="ro1">
          <table:table-cell office:value-type="string">
            <text:p>Casu Marzu</text:p>
          </table:table-cell>
          <table:table-cell office:value-type="string">
            <text:p>Pecorino</text:p>
          </table:table-cell>
          <table:table-cell office:value-type="string">
            <text:p>Casu Modde, Casu Cundhídu </text:p>
          </table:table-cell>
          <table:table-cell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 office:value-type="string">
            <text:p>not more than 4 months</text:p>
          </table:table-cell>
          <table:table-cell/>
          <table:table-cell office:value-type="string">
            <text:p>Casu_marzu</text:p>
          </table:table-cell>
          <table:table-cell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Nuoro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table:number-columns-repeated="3"/>
          <table:table-cell office:value-type="string">
            <text:p>Casu_marzu_cheese</text:p>
          </table:table-cell>
          <table:table-cell table:number-columns-repeated="998"/>
        </table:table-row>
        <table:table-row table:style-name="ro1">
          <table:table-cell office:value-type="string">
            <text:p>Bel Paese</text:p>
          </table:table-cell>
          <table:table-cell table:number-columns-repeated="4"/>
          <table:table-cell office:value-type="string">
            <text:p>whole</text:p>
          </table:table-cell>
          <table:table-cell table:number-columns-repeated="2"/>
          <table:table-cell office:value-type="string">
            <text:p>semi-soft</text:p>
          </table:table-cell>
          <table:table-cell table:number-columns-repeated="2"/>
          <table:table-cell office:value-type="string">
            <text:p>Bel_Paese_(cheese)</text:p>
          </table:table-cell>
          <table:table-cell/>
          <table:table-cell office:value-type="string">
            <text:p>Italy, United States</text:p>
          </table:table-cell>
          <table:table-cell office:value-type="string">
            <text:p>Lombardia</text:p>
          </table:table-cell>
          <table:table-cell office:value-type="string">
            <text:p>Milano</text:p>
          </table:table-cell>
          <table:table-cell office:value-type="string">
            <text:p>Melzo</text:p>
          </table:table-cell>
          <table:table-cell table:number-columns-repeated="2"/>
          <table:table-cell office:value-type="string">
            <text:p>table, melting</text:p>
          </table:table-cell>
          <table:table-cell table:number-columns-repeated="1004"/>
        </table:table-row>
        <table:table-row table:style-name="ro1">
          <table:table-cell office:value-type="string">
            <text:p>Bonassai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oft</text:p>
          </table:table-cell>
          <table:table-cell office:value-type="string">
            <text:p>20-30 day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Nuoro, Sassari, Cagliari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squared</text:p>
          </table:table-cell>
          <table:table-cell office:value-type="string">
            <text:p>18 cm</text:p>
          </table:table-cell>
          <table:table-cell office:value-type="string">
            <text:p>2-2.5 kg</text:p>
          </table:table-cell>
          <table:table-cell office:value-type="string">
            <text:p>5-6 cm</text:p>
          </table:table-cell>
          <table:table-cell table:number-columns-repeated="999"/>
        </table:table-row>
        <table:table-row table:style-name="ro1">
          <table:table-cell office:value-type="string">
            <text:p>Callu de Cabreddu</text:p>
          </table:table-cell>
          <table:table-cell table:number-columns-repeated="3"/>
          <table:table-cell office:value-type="string">
            <text:p>goat</text:p>
          </table:table-cell>
          <table:table-cell office:value-type="string">
            <text:p>whole</text:p>
          </table:table-cell>
          <table:table-cell table:number-columns-repeated="2"/>
          <table:table-cell office:value-type="string">
            <text:p>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Oristano, Nuoro, Cagliari</text:p>
          </table:table-cell>
          <table:table-cell table:number-columns-repeated="3"/>
          <table:table-cell office:value-type="string">
            <text:p>table, spread</text:p>
          </table:table-cell>
          <table:table-cell/>
          <table:table-cell office:value-type="string">
            <text:p>pear-like</text:p>
          </table:table-cell>
          <table:table-cell office:value-type="string">
            <text:p>12-18 cm</text:p>
          </table:table-cell>
          <table:table-cell table:number-columns-repeated="1001"/>
        </table:table-row>
        <table:table-row table:style-name="ro1">
          <table:table-cell office:value-type="string">
            <text:p>Carni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hard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office:value-type="string">
            <text:p>Comelico Superiore</text:p>
          </table:table-cell>
          <table:table-cell office:value-type="string">
            <text:p>Padola</text:p>
          </table:table-cell>
          <table:table-cell/>
          <table:table-cell office:value-type="string">
            <text:p>table, grating</text:p>
          </table:table-cell>
          <table:table-cell/>
          <table:table-cell office:value-type="string">
            <text:p>circle</text:p>
          </table:table-cell>
          <table:table-cell office:value-type="string">
            <text:p>30 cm</text:p>
          </table:table-cell>
          <table:table-cell office:value-type="string">
            <text:p>6-6.5 kg</text:p>
          </table:table-cell>
          <table:table-cell office:value-type="string">
            <text:p>8 cm</text:p>
          </table:table-cell>
          <table:table-cell table:number-columns-repeated="999"/>
        </table:table-row>
        <table:table-row table:style-name="ro1">
          <table:table-cell office:value-type="string">
            <text:p>Ziger</text:p>
          </table:table-cell>
          <table:table-cell/>
          <table:table-cell office:value-type="string">
            <text:p>Zigerkäse, Ziger Käse</text:p>
          </table:table-cell>
          <table:table-cell/>
          <table:table-cell office:value-type="string">
            <text:p>cow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 office:value-type="string">
            <text:p>6-8 week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table:number-columns-repeated="2"/>
          <table:table-cell office:value-type="string">
            <text:p>Val Pusteria, Val D'Isarco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pear-like</text:p>
          </table:table-cell>
          <table:table-cell/>
          <table:table-cell office:value-type="string">
            <text:p>0.3-1 kg</text:p>
          </table:table-cell>
          <table:table-cell table:number-columns-repeated="1000"/>
        </table:table-row>
        <table:table-row table:style-name="ro1">
          <table:table-cell office:value-type="string">
            <text:p>Caprino a Latte Crudo</text:p>
          </table:table-cell>
          <table:table-cell office:value-type="string">
            <text:p>Caprino</text:p>
          </table:table-cell>
          <table:table-cell table:number-columns-repeated="2"/>
          <table:table-cell office:value-type="string">
            <text:p>goat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table:number-columns-repeated="4"/>
          <table:table-cell office:value-type="string">
            <text:p>table, cooking</text:p>
          </table:table-cell>
          <table:table-cell/>
          <table:table-cell office:value-type="string">
            <text:p>circle</text:p>
          </table:table-cell>
          <table:table-cell office:value-type="string">
            <text:p>20-30 cm</text:p>
          </table:table-cell>
          <table:table-cell office:value-type="string">
            <text:p>1.5-3.5 kg</text:p>
          </table:table-cell>
          <table:table-cell office:value-type="string">
            <text:p>12-18 cm</text:p>
          </table:table-cell>
          <table:table-cell table:number-columns-repeated="999"/>
        </table:table-row>
        <table:table-row table:style-name="ro1">
          <table:table-cell office:value-type="string">
            <text:p>Casizolu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stretched</text:p>
          </table:table-cell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1-15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Oristano</text:p>
          </table:table-cell>
          <table:table-cell office:value-type="string">
            <text:p>Bonarcado, Cuglieri, Paulilatino, Santu Lussurgiu, Scano di Montiferro, Seneghe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pear-like</text:p>
          </table:table-cell>
          <table:table-cell/>
          <table:table-cell office:value-type="string">
            <text:p>2-3 kg</text:p>
          </table:table-cell>
          <table:table-cell office:value-type="string">
            <text:p>20 cm</text:p>
          </table:table-cell>
          <table:table-cell table:number-columns-repeated="999"/>
        </table:table-row>
        <table:table-row table:style-name="ro1">
          <table:table-cell office:value-type="string">
            <text:p>Casu Axedu</text:p>
          </table:table-cell>
          <table:table-cell table:number-columns-repeated="3"/>
          <table:table-cell office:value-type="string">
            <text:p>sheep, goat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table:number-columns-repeated="4"/>
          <table:table-cell office:value-type="string">
            <text:p>cooking</text:p>
          </table:table-cell>
          <table:table-cell/>
          <table:table-cell office:value-type="string">
            <text:p>rectangular</text:p>
          </table:table-cell>
          <table:table-cell/>
          <table:table-cell office:value-type="string">
            <text:p>150-300 g</text:p>
          </table:table-cell>
          <table:table-cell office:value-type="string">
            <text:p>4-7 cm</text:p>
          </table:table-cell>
          <table:table-cell table:number-columns-repeated="999"/>
        </table:table-row>
        <table:table-row table:style-name="ro1">
          <table:table-cell office:value-type="string">
            <text:p>Fres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/>
          <table:table-cell office:value-type="string">
            <text:p>Bonoria, Bortigali, Bosa, Macomer, Silanus</text:p>
          </table:table-cell>
          <table:table-cell table:number-columns-repeated="2"/>
          <table:table-cell office:value-type="string">
            <text:p>cooking</text:p>
          </table:table-cell>
          <table:table-cell table:number-columns-repeated="3"/>
          <table:table-cell office:value-type="string">
            <text:p>1-1.5 kg</text:p>
          </table:table-cell>
          <table:table-cell office:value-type="string">
            <text:p>5 cm</text:p>
          </table:table-cell>
          <table:table-cell table:number-columns-repeated="999"/>
        </table:table-row>
        <table:table-row table:style-name="ro1">
          <table:table-cell office:value-type="string">
            <text:p>Gioddu</text:p>
          </table:table-cell>
          <table:table-cell/>
          <table:table-cell office:value-type="string">
            <text:p>Mizzurado</text:p>
          </table:table-cell>
          <table:table-cell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table:number-columns-repeated="4"/>
          <table:table-cell office:value-type="string">
            <text:p>table, spread</text:p>
          </table:table-cell>
          <table:table-cell table:number-columns-repeated="1004"/>
        </table:table-row>
        <table:table-row table:style-name="ro1">
          <table:table-cell office:value-type="string">
            <text:p>Gransardo</text:p>
          </table:table-cell>
          <table:table-cell office:value-type="string">
            <text:p>Grana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semi-skimmed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at least 20 months, ideally 38-42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Sassari</text:p>
          </table:table-cell>
          <table:table-cell table:number-columns-repeated="3"/>
          <table:table-cell office:value-type="string">
            <text:p>table, grating</text:p>
          </table:table-cell>
          <table:table-cell/>
          <table:table-cell office:value-type="string">
            <text:p>circle</text:p>
          </table:table-cell>
          <table:table-cell office:value-type="string">
            <text:p>33-36 cm</text:p>
          </table:table-cell>
          <table:table-cell office:value-type="string">
            <text:p>16-18 kg</text:p>
          </table:table-cell>
          <table:table-cell office:value-type="string">
            <text:p>16-20 cm</text:p>
          </table:table-cell>
          <table:table-cell table:number-columns-repeated="999"/>
        </table:table-row>
        <table:table-row table:style-name="ro1">
          <table:table-cell office:value-type="string">
            <text:p>Grevier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3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Sassari</text:p>
          </table:table-cell>
          <table:table-cell office:value-type="string">
            <text:p>Ozieri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/>
          <table:table-cell office:value-type="string">
            <text:p>3 kg</text:p>
          </table:table-cell>
          <table:table-cell office:value-type="string">
            <text:p>17 cm</text:p>
          </table:table-cell>
          <table:table-cell table:number-columns-repeated="999"/>
        </table:table-row>
        <table:table-row table:style-name="ro1">
          <table:table-cell office:value-type="string">
            <text:p>Ircano</text:p>
          </table:table-cell>
          <table:table-cell table:number-columns-repeated="3"/>
          <table:table-cell office:value-type="string">
            <text:p>goat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emi-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Ogliastra, Medio Campidano</text:p>
          </table:table-cell>
          <table:table-cell office:value-type="string">
            <text:p>Guspini, Tertenia, San Nicolò Gerrei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hexagonal</text:p>
          </table:table-cell>
          <table:table-cell/>
          <table:table-cell office:value-type="string">
            <text:p>1.5 kg</text:p>
          </table:table-cell>
          <table:table-cell office:value-type="string">
            <text:p>7-8 cm</text:p>
          </table:table-cell>
          <table:table-cell table:number-columns-repeated="999"/>
        </table:table-row>
        <table:table-row table:style-name="ro1">
          <table:table-cell office:value-type="string">
            <text:p>Murutzulu</text:p>
          </table:table-cell>
          <table:table-cell/>
          <table:table-cell office:value-type="string">
            <text:p>Pischeddu, Casu de 'Acca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at least 4 weeks, up to 1 year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Oristano</text:p>
          </table:table-cell>
          <table:table-cell office:value-type="string">
            <text:p>Montiferru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/>
          <table:table-cell office:value-type="string">
            <text:p>1.5-3 kg</text:p>
          </table:table-cell>
          <table:table-cell office:value-type="string">
            <text:p>9-10 cm</text:p>
          </table:table-cell>
          <table:table-cell table:number-columns-repeated="999"/>
        </table:table-row>
        <table:table-row table:style-name="ro1">
          <table:table-cell office:value-type="string">
            <text:p>Pecorino di Osilo</text:p>
          </table:table-cell>
          <table:table-cell office:value-type="string">
            <text:p>Pecorino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5-6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Sassari</text:p>
          </table:table-cell>
          <table:table-cell office:value-type="string">
            <text:p>Osilo, Ploaghe, Nulvi, Codrongianos, Tergu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16-22 cm</text:p>
          </table:table-cell>
          <table:table-cell office:value-type="string">
            <text:p>1.4-2 kg</text:p>
          </table:table-cell>
          <table:table-cell office:value-type="string">
            <text:p>11-13 cm</text:p>
          </table:table-cell>
          <table:table-cell table:number-columns-repeated="999"/>
        </table:table-row>
        <table:table-row table:style-name="ro1">
          <table:table-cell office:value-type="string">
            <text:p>Perett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stretched</text:p>
          </table:table-cell>
          <table:table-cell office:value-type="string">
            <text:p>no</text:p>
          </table:table-cell>
          <table:table-cell office:value-type="string">
            <text:p>semi-soft</text:p>
          </table:table-cell>
          <table:table-cell office:value-type="string">
            <text:p>no more than 15 day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table:number-columns-repeated="4"/>
          <table:table-cell office:value-type="string">
            <text:p>table</text:p>
          </table:table-cell>
          <table:table-cell/>
          <table:table-cell office:value-type="string">
            <text:p>pear-like</text:p>
          </table:table-cell>
          <table:table-cell/>
          <table:table-cell office:value-type="string">
            <text:p>0.5-1 kg</text:p>
          </table:table-cell>
          <table:table-cell table:number-columns-repeated="1000"/>
        </table:table-row>
        <table:table-row table:style-name="ro1">
          <table:table-cell office:value-type="string">
            <text:p>Ricotta Gentile</text:p>
          </table:table-cell>
          <table:table-cell office:value-type="string">
            <text:p>Ricotta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n/a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Nuoro, Cagliari, Sassari, Oristano</text:p>
          </table:table-cell>
          <table:table-cell table:number-columns-repeated="3"/>
          <table:table-cell office:value-type="string">
            <text:p>cooking, table</text:p>
          </table:table-cell>
          <table:table-cell/>
          <table:table-cell office:value-type="string">
            <text:p>circle</text:p>
          </table:table-cell>
          <table:table-cell office:value-type="string">
            <text:p>10-20 cm</text:p>
          </table:table-cell>
          <table:table-cell office:value-type="string">
            <text:p>1.5-2 kg</text:p>
          </table:table-cell>
          <table:table-cell office:value-type="string">
            <text:p>8-10 cm</text:p>
          </table:table-cell>
          <table:table-cell table:number-columns-repeated="999"/>
        </table:table-row>
        <table:table-row table:style-name="ro1">
          <table:table-cell office:value-type="string">
            <text:p>Ricotta Mustia</text:p>
          </table:table-cell>
          <table:table-cell office:value-type="string">
            <text:p>Ricotta</text:p>
          </table:table-cell>
          <table:table-cell table:number-columns-repeated="2"/>
          <table:table-cell office:value-type="string">
            <text:p>sheep</text:p>
          </table:table-cell>
          <table:table-cell office:value-type="string">
            <text:p>n/a</text:p>
          </table:table-cell>
          <table:table-cell/>
          <table:table-cell office:value-type="string">
            <text:p>no</text:p>
          </table:table-cell>
          <table:table-cell office:value-type="string">
            <text:p>fresh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Sassari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/>
          <table:table-cell office:value-type="string">
            <text:p>0.8-2 kg</text:p>
          </table:table-cell>
          <table:table-cell office:value-type="string">
            <text:p>2 cm</text:p>
          </table:table-cell>
          <table:table-cell table:number-columns-repeated="999"/>
        </table:table-row>
        <table:table-row table:style-name="ro1">
          <table:table-cell office:value-type="string">
            <text:p>Semicotto Caprino</text:p>
          </table:table-cell>
          <table:table-cell table:number-columns-repeated="3"/>
          <table:table-cell office:value-type="string">
            <text:p>goat, sheep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Nuoro, Cagliari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20-25 cm</text:p>
          </table:table-cell>
          <table:table-cell office:value-type="string">
            <text:p>3-4 kg</text:p>
          </table:table-cell>
          <table:table-cell office:value-type="string">
            <text:p>10-15 cm</text:p>
          </table:table-cell>
          <table:table-cell table:number-columns-repeated="999"/>
        </table:table-row>
        <table:table-row table:style-name="ro1">
          <table:table-cell office:value-type="string">
            <text:p>Triza</text:p>
          </table:table-cell>
          <table:table-cell/>
          <table:table-cell office:value-type="string">
            <text:p>Treccia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bout 7 day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Oristano</text:p>
          </table:table-cell>
          <table:table-cell office:value-type="string">
            <text:p>Montiferru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variable</text:p>
          </table:table-cell>
          <table:table-cell/>
          <table:table-cell office:value-type="string">
            <text:p>0.3-1 kg</text:p>
          </table:table-cell>
          <table:table-cell table:number-columns-repeated="1000"/>
        </table:table-row>
        <table:table-row table:style-name="ro1">
          <table:table-cell office:value-type="string">
            <text:p>Tort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/>
          <table:table-cell office:value-type="string">
            <text:p>yes</text:p>
          </table:table-cell>
          <table:table-cell office:value-type="string">
            <text:p>soft</text:p>
          </table:table-cell>
          <table:table-cell table:number-columns-repeated="4"/>
          <table:table-cell office:value-type="string">
            <text:p>Italy</text:p>
          </table:table-cell>
          <table:table-cell office:value-type="string">
            <text:p>Friuli-Venezia Giulia</text:p>
          </table:table-cell>
          <table:table-cell office:value-type="string">
            <text:p>Trieste</text:p>
          </table:table-cell>
          <table:table-cell table:number-columns-repeated="3"/>
          <table:table-cell office:value-type="string">
            <text:p>table, cooking, spread</text:p>
          </table:table-cell>
          <table:table-cell/>
          <table:table-cell office:value-type="string">
            <text:p>rectangular</text:p>
          </table:table-cell>
          <table:table-cell table:number-columns-repeated="5"/>
          <table:table-cell office:value-type="string">
            <text:p>Gorgonzola, Dolcelatte</text:p>
          </table:table-cell>
          <table:table-cell office:value-type="string">
            <text:p>Pinot Grigio</text:p>
          </table:table-cell>
          <table:table-cell table:number-columns-repeated="995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8" table:default-cell-style-name="Default"/>
        <table:table-row table:style-name="ro3">
          <table:table-cell/>
        </table:table-row>
      </table:table>
      <table:database-ranges>
        <table:database-range table:target-range-address="Sheet1.A2:Sheet1.AMJ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22/12/2011</text:date>, <text:time>10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olo Castagna</meta:initial-creator>
    <meta:creation-date>2011-12-13T17:42:14</meta:creation-date>
    <meta:generator>OpenOffice.org/3.1$Unix OpenOffice.org_project/310m19$Build-9420</meta:generator>
    <dc:date>2011-12-22T10:51:54</dc:date>
    <dc:creator>Paolo Castagna</dc:creator>
    <meta:editing-duration>PT11H16M43S</meta:editing-duration>
    <meta:editing-cycles>56</meta:editing-cycles>
    <meta:document-statistic meta:table-count="3" meta:cell-count="1131" meta:object-count="0"/>
    <meta:user-defined meta:name="Info 1"/>
    <meta:user-defined meta:name="Info 2"/>
    <meta:user-defined meta:name="Info 3"/>
    <meta:user-defined meta:name="Info 4"/>
  </office:meta>
</office:document-meta>
</file>